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ce58f" officeooo:paragraph-rsid="001ce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console mode:</text:p>
      <text:p text:style-name="Standard">[ccs@gerzat expert-system-stock-market]$ swipl -q -f <text:s/>main-user-interface.pl -t run</text:p>
      <text:p text:style-name="Standard"/>
      <text:p text:style-name="Standard"/>
      <text:p text:style-name="Standard">#############################</text:p>
      <text:p text:style-name="Standard">## <text:s text:c="2"/>Hi, it is prototype <text:s text:c="2"/>##</text:p>
      <text:p text:style-name="Standard">## <text:s text:c="5"/>Stock Market <text:s text:c="6"/>##</text:p>
      <text:p text:style-name="Standard">## <text:s text:c="4"/>Expert System <text:s text:c="6"/>##</text:p>
      <text:p text:style-name="Standard">##############################</text:p>
      <text:p text:style-name="Standard"/>
      <text:p text:style-name="Standard"><text:s/>==&gt; Data Base Cleaned .... </text:p>
      <text:p text:style-name="Standard"><text:s/>Press any key ... : </text:p>
      <text:p text:style-name="Standard"/>
      <text:p text:style-name="Standard"/>
      <text:p text:style-name="Standard"/>
      <text:p text:style-name="Standard"/>
      <text:p text:style-name="Standard"><text:s text:c="7"/>&lt;&lt;&lt; Attributes Menu &gt;&gt;&gt; <text:s text:c="3"/></text:p>
      <text:p text:style-name="Standard"><text:s/>&lt;&lt;&lt; Choice the evidences: 1 to 7 &gt;&gt;&gt; <text:s text:c="3"/></text:p>
      <text:p text:style-name="Standard"><text:s/>1 - Month ...........</text:p>
      <text:p text:style-name="Standard"><text:s/>2 - Open ............</text:p>
      <text:p text:style-name="Standard"><text:s/>3 - High ............</text:p>
      <text:p text:style-name="Standard"><text:s/>4 - Low .............</text:p>
      <text:p text:style-name="Standard"><text:s/>5 - Close ...........</text:p>
      <text:p text:style-name="Standard"><text:s/>6 - Volume ..........</text:p>
      <text:p text:style-name="Standard"><text:s/>7 - Inflation Rate ..</text:p>
      <text:p text:style-name="Standard"><text:s/>¿ 8 - Attributes Values Collected ?</text:p>
      <text:p text:style-name="Standard"><text:s/>¿ 9 - Finally: would you like conclude ?</text:p>
      <text:p text:style-name="Standard"><text:s/>0 - To exit</text:p>
      <text:p text:style-name="Standard"><text:s/>Type one of the options abore [0-9] ==&gt; 2</text:p>
      <text:p text:style-name="Standard"><text:s/>=&gt; is_rising</text:p>
      <text:p text:style-name="Standard"><text:s/>=&gt; at_same</text:p>
      <text:p text:style-name="Standard"><text:s/>=&gt; is_going_down</text:p>
      <text:p text:style-name="Standard"><text:s/>=================== END VALUES ===================</text:p>
      <text:p text:style-name="Standard"><text:s/>Experimental readings ... must be improved in the</text:p>
      <text:p text:style-name="Standard"><text:s/>TYPE EXACTLY as written ABOVE and Enter (^) =&gt; <text:s/>is_rising</text:p>
      <text:p text:style-name="Standard"/>
      <text:p text:style-name="Standard"><text:s/>This fact was added: open/is_rising </text:p>
      <text:p text:style-name="Standard"/>
      <text:p text:style-name="Standard"><text:s text:c="7"/>&lt;&lt;&lt; Attributes Menu &gt;&gt;&gt; <text:s text:c="3"/></text:p>
      <text:p text:style-name="Standard"><text:s/>&lt;&lt;&lt; Choice the evidences: 1 to 7 &gt;&gt;&gt; <text:s text:c="3"/></text:p>
      <text:p text:style-name="Standard"><text:s/>1 - Month ...........</text:p>
      <text:p text:style-name="Standard"><text:s/>2 - Open ............</text:p>
      <text:p text:style-name="Standard"><text:s/>3 - High ............</text:p>
      <text:p text:style-name="Standard"><text:s/>4 - Low .............</text:p>
      <text:p text:style-name="Standard"><text:s/>5 - Close ...........</text:p>
      <text:p text:style-name="Standard"><text:s/>6 - Volume ..........</text:p>
      <text:p text:style-name="Standard"><text:s/>7 - Inflation Rate ..</text:p>
      <text:p text:style-name="Standard"><text:s/>¿ 8 - Attributes Values Collected ?</text:p>
      <text:p text:style-name="Standard"><text:s/>¿ 9 - Finally: would you like conclude ?</text:p>
      <text:p text:style-name="Standard"><text:soft-page-break/><text:s/>0 - To exit</text:p>
      <text:p text:style-name="Standard"><text:s/>Type one of the options abore [0-9] ==&gt; 4</text:p>
      <text:p text:style-name="Standard"><text:s/>=&gt; is_rising</text:p>
      <text:p text:style-name="Standard"><text:s/>=&gt; at_same</text:p>
      <text:p text:style-name="Standard"><text:s/>=&gt; is_going_down</text:p>
      <text:p text:style-name="Standard"><text:s/>=================== END VALUES ===================</text:p>
      <text:p text:style-name="Standard"><text:s/>Experimental readings ... must be improved in the</text:p>
      <text:p text:style-name="Standard"><text:s/>TYPE EXACTLY as written ABOVE and Enter (^) =&gt; <text:s/>is_rising</text:p>
      <text:p text:style-name="Standard"/>
      <text:p text:style-name="Standard"><text:s/>This fact was added: low/is_rising </text:p>
      <text:p text:style-name="Standard"/>
      <text:p text:style-name="Standard"><text:s text:c="7"/>&lt;&lt;&lt; Attributes Menu &gt;&gt;&gt; <text:s text:c="3"/></text:p>
      <text:p text:style-name="Standard"><text:s/>&lt;&lt;&lt; Choice the evidences: 1 to 7 &gt;&gt;&gt; <text:s text:c="3"/></text:p>
      <text:p text:style-name="Standard"><text:s/>1 - Month ...........</text:p>
      <text:p text:style-name="Standard"><text:s/>2 - Open ............</text:p>
      <text:p text:style-name="Standard"><text:s/>3 - High ............</text:p>
      <text:p text:style-name="Standard"><text:s/>4 - Low .............</text:p>
      <text:p text:style-name="Standard"><text:s/>5 - Close ...........</text:p>
      <text:p text:style-name="Standard"><text:s/>6 - Volume ..........</text:p>
      <text:p text:style-name="Standard"><text:s/>7 - Inflation Rate ..</text:p>
      <text:p text:style-name="Standard"><text:s/>¿ 8 - Attributes Values Collected ?</text:p>
      <text:p text:style-name="Standard"><text:s/>¿ 9 - Finally: would you like conclude ?</text:p>
      <text:p text:style-name="Standard"><text:s/>0 - To exit</text:p>
      <text:p text:style-name="Standard"><text:s/>Type one of the options abore [0-9] ==&gt; 3</text:p>
      <text:p text:style-name="Standard"><text:s/>=&gt; is_rising</text:p>
      <text:p text:style-name="Standard"><text:s/>=&gt; at_same</text:p>
      <text:p text:style-name="Standard"><text:s/>=&gt; is_going_down</text:p>
      <text:p text:style-name="Standard"><text:s/>=================== END VALUES ===================</text:p>
      <text:p text:style-name="Standard"><text:s/>Experimental readings ... must be improved in the</text:p>
      <text:p text:style-name="Standard"><text:s/>TYPE EXACTLY as written ABOVE and Enter (^) =&gt; <text:s/>is_rising</text:p>
      <text:p text:style-name="Standard"/>
      <text:p text:style-name="Standard"><text:s/>This fact was added: high/is_rising </text:p>
      <text:p text:style-name="Standard"/>
      <text:p text:style-name="Standard"><text:s text:c="7"/>&lt;&lt;&lt; Attributes Menu &gt;&gt;&gt; <text:s text:c="3"/></text:p>
      <text:p text:style-name="Standard"><text:s/>&lt;&lt;&lt; Choice the evidences: 1 to 7 &gt;&gt;&gt; <text:s text:c="3"/></text:p>
      <text:p text:style-name="Standard"><text:s/>1 - Month ...........</text:p>
      <text:p text:style-name="Standard"><text:s/>2 - Open ............</text:p>
      <text:p text:style-name="Standard"><text:s/>3 - High ............</text:p>
      <text:p text:style-name="Standard"><text:s/>4 - Low .............</text:p>
      <text:p text:style-name="Standard"><text:s/>5 - Close ...........</text:p>
      <text:p text:style-name="Standard"><text:s/>6 - Volume ..........</text:p>
      <text:p text:style-name="Standard"><text:s/>7 - Inflation Rate ..</text:p>
      <text:p text:style-name="Standard"><text:s/>¿ 8 - Attributes Values Collected ?</text:p>
      <text:p text:style-name="Standard"><text:s/>¿ 9 - Finally: would you like conclude ?</text:p>
      <text:p text:style-name="Standard"><text:s/>0 - To exit</text:p>
      <text:p text:style-name="Standard"><text:s/>Type one of the options abore [0-9] ==&gt; 8</text:p>
      <text:p text:style-name="Standard"><text:s/>Collected until now : [high/is_rising,low/is_rising,open/is_rising]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 text:c="7"/>&lt;&lt;&lt; Attributes Menu &gt;&gt;&gt; <text:s text:c="3"/></text:p>
      <text:p text:style-name="Standard"><text:s/>&lt;&lt;&lt; Choice the evidences: 1 to 7 &gt;&gt;&gt; <text:s text:c="3"/></text:p>
      <text:p text:style-name="Standard"><text:s/>1 - Month ...........</text:p>
      <text:p text:style-name="Standard"><text:s/>2 - Open ............</text:p>
      <text:p text:style-name="Standard"><text:s/>3 - High ............</text:p>
      <text:p text:style-name="Standard"><text:s/>4 - Low .............</text:p>
      <text:p text:style-name="Standard"><text:s/>5 - Close ...........</text:p>
      <text:p text:style-name="Standard"><text:s/>6 - Volume ..........</text:p>
      <text:p text:style-name="Standard"><text:s/>7 - Inflation Rate ..</text:p>
      <text:p text:style-name="Standard"><text:s/>¿ 8 - Attributes Values Collected ?</text:p>
      <text:p text:style-name="Standard"><text:s/>¿ 9 - Finally: would you like conclude ?</text:p>
      <text:p text:style-name="Standard"><text:s/>0 - To exit</text:p>
      <text:p text:style-name="Standard"><text:s/>Type one of the options abore [0-9] ==&gt; 9</text:p>
      <text:p text:style-name="Standard"><text:s/>Recomendation:[high/is_rising,low/is_rising,open/is_rising]</text:p>
      <text:p text:style-name="Standard"><text:s/>=&gt; <text:s text:c="2"/>invest money for particular share. </text:p>
      <text:p text:style-name="Standard"><text:s/>=================== END CONCLUSIONS =================== ==&gt; Data Base Cleaned .... 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7"/>&lt;&lt;&lt; Attributes Menu &gt;&gt;&gt; <text:s text:c="3"/></text:p>
      <text:p text:style-name="Standard"><text:s/>&lt;&lt;&lt; Choice the evidences: 1 to 7 &gt;&gt;&gt; <text:s text:c="3"/></text:p>
      <text:p text:style-name="Standard"><text:s/>1 - Month ...........</text:p>
      <text:p text:style-name="Standard"><text:s/>2 - Open ............</text:p>
      <text:p text:style-name="Standard"><text:s/>3 - High ............</text:p>
      <text:p text:style-name="Standard"><text:s/>4 - Low .............</text:p>
      <text:p text:style-name="Standard"><text:s/>5 - Close ...........</text:p>
      <text:p text:style-name="Standard"><text:s/>6 - Volume ..........</text:p>
      <text:p text:style-name="Standard"><text:s/>7 - Inflation Rate ..</text:p>
      <text:p text:style-name="Standard"><text:s/>¿ 8 - Attributes Values Collected ?</text:p>
      <text:p text:style-name="Standard"><text:s/>¿ 9 - Finally: would you like conclude ?</text:p>
      <text:p text:style-name="Standard"><text:s/>0 - To exit</text:p>
      <text:p text:style-name="Standard"><text:s/>Type one of the options abore [0-9] ==&gt; </text:p>
      <text:p text:style-name="Standard">0 ==&gt; Data Base Cleaned .... </text:p>
      <text:p text:style-name="Standard">[ccs@gerzat expert-system-stock-market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09:35.956948242</meta:creation-date>
    <dc:date>2019-10-16T15:13:10.600643815</dc:date>
    <meta:editing-duration>PT3M8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3" meta:paragraph-count="114" meta:word-count="584" meta:character-count="3486" meta:non-whitespace-character-count="2786"/>
  </office:meta>
</office:document-meta>
</file>